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Rocafort</meta:initial-creator>
    <dc:creator>Miguel Rocafort</dc:creator>
    <meta:editing-cycles>1</meta:editing-cycles>
    <meta:creation-date>2016-08-13T10:41:00</meta:creation-date>
    <dc:date>2016-08-13T10:42:00</dc:date>
    <meta:editing-duration>PT1M</meta:editing-duration>
    <meta:generator>LibreOfficeDev/6.1.1.2$Linux_X86_64 LibreOffice_project/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